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4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738cm" svg:y="22.88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4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23.438cm" svg:y="22.89cm">
          <draw:text-box>
            <text:p><text:span text:style-name="T2">sum: 10</text:span></text:p>
          </draw:text-box>
        </draw:frame>
        <draw:frame draw:style-name="gr2" draw:text-style-name="P3" draw:layer="layout" svg:width="2.809cm" svg:height="1.204cm" svg:x="23.638cm" svg:y="23.79cm">
          <draw:text-box>
            <text:p><text:span text:style-name="T2">min: 5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4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4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5</text:span></text:p>
          </draw:text-box>
        </draw:frame>
        <draw:custom-shape draw:style-name="gr4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9.8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20.038cm" svg:y="30.191cm">
          <draw:text-box>
            <text:p><text:span text:style-name="T2">min: 5</text:span></text:p>
          </draw:text-box>
        </draw:frame>
        <draw:custom-shape draw:style-name="gr4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7.438cm" svg:y="29.2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27.638cm" svg:y="30.192cm">
          <draw:text-box>
            <text:p><text:span text:style-name="T2">min: 5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4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4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238cm" svg:y="35.5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8.438cm" svg:y="36.492cm">
          <draw:text-box>
            <text:p><text:span text:style-name="T2">min: 5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59cm" svg:y="3.338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1.906cm" svg:y="3.338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4.553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29cm" svg:height="2.67cm" svg:x="27.2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29cm" svg:height="2.67cm" svg:x="29.847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494cm" svg:y="3.338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1cm" svg:y="3.338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20.269cm" svg:y="1.829cm">
          <draw:text-box>
            <text:p><text:span text:style-name="T2">0</text:span></text:p>
          </draw:text-box>
        </draw:frame>
        <draw:frame draw:style-name="gr10" draw:text-style-name="P3" draw:layer="layout" svg:width="1.523cm" svg:height="1.485cm" svg:x="22.664cm" svg:y="1.829cm">
          <draw:text-box>
            <text:p><text:span text:style-name="T2">1 </text:span></text:p>
          </draw:text-box>
        </draw:frame>
        <draw:frame draw:style-name="gr9" draw:text-style-name="P3" draw:layer="layout" svg:width="1.225cm" svg:height="1.485cm" svg:x="25.311cm" svg:y="1.829cm">
          <draw:text-box>
            <text:p><text:span text:style-name="T2">2</text:span></text:p>
          </draw:text-box>
        </draw:frame>
        <draw:frame draw:style-name="gr9" draw:text-style-name="P3" draw:layer="layout" svg:width="1.225cm" svg:height="1.485cm" svg:x="27.958cm" svg:y="1.829cm">
          <draw:text-box>
            <text:p><text:span text:style-name="T2">3</text:span></text:p>
          </draw:text-box>
        </draw:frame>
        <draw:frame draw:style-name="gr9" draw:text-style-name="P3" draw:layer="layout" svg:width="1.225cm" svg:height="1.485cm" svg:x="30.605cm" svg:y="1.829cm">
          <draw:text-box>
            <text:p><text:span text:style-name="T2">4</text:span></text:p>
          </draw:text-box>
        </draw:frame>
        <draw:frame draw:style-name="gr9" draw:text-style-name="P3" draw:layer="layout" svg:width="1.225cm" svg:height="1.485cm" svg:x="33.252cm" svg:y="1.829cm">
          <draw:text-box>
            <text:p><text:span text:style-name="T2">5</text:span></text:p>
          </draw:text-box>
        </draw:frame>
        <draw:frame draw:style-name="gr11" draw:text-style-name="P3" draw:layer="layout" svg:width="1.226cm" svg:height="1.485cm" svg:x="35.646cm" svg:y="1.829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88cm" svg:y="3.338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35cm" svg:y="3.338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2cm" svg:y="3.338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38.546cm" svg:y="1.829cm">
          <draw:text-box>
            <text:p><text:span text:style-name="T2">7</text:span></text:p>
          </draw:text-box>
        </draw:frame>
        <draw:frame draw:style-name="gr9" draw:text-style-name="P3" draw:layer="layout" svg:width="1.225cm" svg:height="1.485cm" svg:x="41.193cm" svg:y="1.829cm">
          <draw:text-box>
            <text:p><text:span text:style-name="T2">8</text:span></text:p>
          </draw:text-box>
        </draw:frame>
        <draw:frame draw:style-name="gr9" draw:text-style-name="P3" draw:layer="layout" svg:width="1.225cm" svg:height="1.485cm" svg:x="43.84cm" svg:y="1.829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5:07:38.556497049</dc:date>
    <dc:creator>elucterio </dc:creator>
    <meta:editing-duration>PT3H16M5S</meta:editing-duration>
    <meta:editing-cycles>45</meta:editing-cycles>
    <meta:generator>LibreOffice/4.2.8.2$Linux_X86_64 LibreOffice_project/420m0$Build-2</meta:generator>
    <meta:document-statistic meta:object-count="97"/>
  </office:meta>
</office:document-meta>
</file>